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Heading_20_3">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Standard" style:list-style-name="L7"/>
    <style:style style:name="P6" style:family="paragraph" style:parent-style-name="Standard" style:list-style-name="L8"/>
    <style:style style:name="P7" style:family="paragraph" style:parent-style-name="Standard" style:list-style-name="L9">
      <style:paragraph-properties fo:text-align="start" style:justify-single-word="false"/>
    </style:style>
    <style:style style:name="P8" style:family="paragraph" style:parent-style-name="Standard" style:list-style-name="L10"/>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8"/>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1"/>
    </style:style>
    <style:style style:name="T4" style:family="text">
      <style:text-properties style:font-name="Courier 10 Pitch1" fo:font-style="normal" style:font-style-asian="normal" style:font-style-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Introduction<text:tab/>2</text:p>
          <text:p text:style-name="P18">2Fundamental concepts<text:tab/>2</text:p>
          <text:p text:style-name="P17">2.1XML Variables<text:tab/>2</text:p>
          <text:p text:style-name="P17">2.2Expressions<text:tab/>3</text:p>
          <text:p text:style-name="P16">2.2.1XML expressions<text:tab/>3</text:p>
          <text:p text:style-name="P16">2.2.2Text expressions<text:tab/>3</text:p>
          <text:p text:style-name="P18">3XML construction commands<text:tab/>4</text:p>
          <text:p text:style-name="P17">3.1Attribute shortcuts<text:tab/>4</text:p>
          <text:p text:style-name="P17">3.2examples<text:tab/>6</text:p>
          <text:p text:style-name="P18">4Command reference<text:tab/>7</text:p>
          <text:p text:style-name="P17">4.1import command<text:tab/>7</text:p>
          <text:p text:style-name="P17">4.2default command<text:tab/>7</text:p>
          <text:p text:style-name="P17">4.3append command<text:tab/>7</text:p>
          <text:p text:style-name="P17">4.4output command<text:tab/>7</text:p>
          <text:p text:style-name="P17">4.5call command<text:tab/>8</text:p>
          <text:p text:style-name="P16">4.5.1async attribute<text:tab/>8</text:p>
          <text:p text:style-name="P16">4.5.2showSoap attribute<text:tab/>8</text:p>
          <text:p text:style-name="P16">4.5.3ignoreSoapFault attribute<text:tab/>9</text:p>
          <text:p text:style-name="P16">4.5.4timeout attribute<text:tab/>9</text:p>
          <text:p text:style-name="P16">4.5.5appendMessagesTo attribute<text:tab/>9</text:p>
          <text:p text:style-name="P16">4.5.6Using the default mechanism<text:tab/>9</text:p>
          <text:p text:style-name="P17">4.6delete command<text:tab/>10</text:p>
          <text:p text:style-name="P17">4.7fault command<text:tab/>10</text:p>
          <text:p text:style-name="P17">4.8sleep command<text:tab/>10</text:p>
          <text:p text:style-name="P17">4.9createXmlVar command<text:tab/>10</text:p>
          <text:p text:style-name="P17">4.10stripPrefixes command<text:tab/>10</text:p>
          <text:p text:style-name="P17">4.11Experimental commands<text:tab/>11</text:p>
          <text:p text:style-name="P16">4.11.1var command<text:tab/>11</text:p>
          <text:p text:style-name="P16">4.11.2script command<text:tab/>11</text:p>
          <text:p text:style-name="P18">5Examples<text:tab/>11</text:p>
          <text:p text:style-name="P17">5.1Hello World<text:tab/>11</text:p>
          <text:p text:style-name="P17">5.2Echo<text:tab/>12</text:p>
          <text:p text:style-name="P18">6Configuration<text:tab/>12</text:p>
          <text:p text:style-name="P17">6.1script.cache configuration<text:tab/>12</text:p>
          <text:p text:style-name="P17">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9">To make a method that calls a number of different methods (a composite service).</text:p>
        </text:list-item>
        <text:list-item>
          <text:p text:style-name="P9">To wrap an existing method with some simple transformations.</text:p>
        </text:list-item>
        <text:list-item>
          <text:p text:style-name="P9">To provide a set of methods in the same namespace, which have different underlying technical implementations, and are thus implemented on different application connectors (and thus with different namespaces).</text:p>
        </text:list-item>
        <text:list-item>
          <text:p text:style-name="P9">For all kind of simple testing and prototyping purposes, such as a HelloWorld or a Echo service.</text:p>
        </text:list-item>
        <text:list-item>
          <text:p text:style-name="P9">(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0">an input message is received</text:p>
        </text:list-item>
        <text:list-item>
          <text:p text:style-name="P10">do some stuff in the script</text:p>
        </text:list-item>
        <text:list-item>
          <text:p text:style-name="P10">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1"><text:span text:style-name="T3">/input </text:span>contains the input XML request message</text:p>
        </text:list-item>
        <text:list-item>
          <text:p text:style-name="P11"><text:span text:style-name="T3">/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5</text:reference-ref>). Additionally it is possible to define new variables by hand (see the <text:span text:style-name="T3">xml</text:span> command in Chapter <text:reference-ref text:reference-format="chapter" text:ref-name="xml command">4.9</text:reference-ref>), <text:soft-page-break/>but it is not sure if this feature is really needed. </text:p>
      <text:p text:style-name="Text_20_body">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2">xml expressions</text:p>
        </text:list-item>
        <text:list-item>
          <text:p text:style-name="P12">text expressions</text:p>
        </text:list-item>
      </text:list>
      <text:h text:style-name="Heading_20_3" text:outline-level="3">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13">if the expression contains one or more + signs, it is split into several sub expressions, which will be concatenated</text:p>
        </text:list-item>
        <text:list-item>
          <text:p text:style-name="P13">if an expression starts with / it is assumed to be a XML variable.</text:p>
        </text:list-item>
        <text:list-item>
          <text:p text:style-name="P13">if an expression contains :: it is assumed to be calling a static java function</text:p>
        </text:list-item>
        <text:list-item>
          <text:p text:style-name="P13">if an expression is surrounded by ${ and } it is supposed to be a text variable</text:p>
        </text:list-item>
        <text:list-item>
          <text:p text:style-name="P13">if an expression is surrounded by square brackets [ and ] it is supposed to be a constant string</text:p>
        </text:list-item>
        <text:list-item>
          <text:p text:style-name="P13">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soft-page-break/><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14">The <text:span text:style-name="T3">append</text:span> command appends data to existing XML variables.</text:p>
        </text:list-item>
        <text:list-item>
          <text:p text:style-name="P14">The <text:span text:style-name="T3">output</text:span> command appends data to the output XML variable.</text:p>
        </text:list-item>
        <text:list-item>
          <text:p text:style-name="P14">The <text:span text:style-name="T3">call</text:span> command creates a new SOAP XML request message and appends data to this XML before sending this request.</text:p>
        </text:list-item>
        <text:list-item>
          <text:p text:style-name="P14">The <text:span text:style-name="T3">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5">element, adds a new element</text:p>
        </text:list-item>
        <text:list-item>
          <text:p text:style-name="P5">attribute, adds a new attribute</text:p>
        </text:list-item>
        <text:list-item>
          <text:p text:style-name="P5">text, adds new text</text:p>
        </text:list-item>
        <text:list-item>
          <text:p text:style-name="P5">cdata, adds new cdata section</text:p>
        </text:list-item>
        <text:list-item>
          <text:p text:style-name="P5">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3">output</text:span> command, but the <text:span text:style-name="T3">call</text:span>, <text:span text:style-name="T3">append</text:span> and <text:span text:style-name="T3">createXmlVar</text:span> command all share this syntax.</text:p>
      <text:p text:style-name="code">&lt;outpu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s text:c="4"/>[name="<text:span text:style-name="T1">element-name</text:span>"] </text:p>
      <text:p text:style-name="code"><text:s text:c="4"/>[text="<text:span text:style-name="T1">text-expression</text:span>"]</text:p>
      <text:p text:style-name="code"><text:s text:c="4"/>[xml="<text:span text:style-name="T1">xml-expression</text:span>"] </text:p>
      <text:p text:style-name="code"><text:s text:c="4"/>[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 text:c="2"/>&lt;attribute [name="<text:span text:style-name="T1">attribute-name</text:span>"] [text="<text:span text:style-name="T1">text-expression</text:span>"] /&gt;</text:p>
      <text:p text:style-name="code"><text:s text:c="2"/>&lt;text [name="<text:span text:style-name="T1">element-name</text:span>"] [text="<text:span text:style-name="T1">text-expression</text:span>"]&gt;[<text:span text:style-name="T1">fixed-text</text:span>]&lt;/text&gt;</text:p>
      <text:p text:style-name="code"><text:s text:c="2"/>&lt;cdata [name="<text:span text:style-name="T1">element-name</text:span>"] [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6"><text:soft-page-break/>If the name attribute is present, a child element with that name is created, and all content is added under this element.</text:p>
        </text:list-item>
        <text:list-item>
          <text:p text:style-name="P15">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text:soft-page-break/>&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 text:c="4"/>&lt;/demo&gt;</text:p>
      <text:p text:style-name="Standard">Note that t</text:p>
      <text:p text:style-name="Standard"/>
      <text:p text:style-name="Standard"/>
      <text:p text:style-name="Standard">The <text:span text:style-name="T3">element</text:span>, <text:span text:style-name="T3">text</text:span> and <text:span text:style-name="T3">cdata</text:span> elements all have an optional <text:span text:style-name="T3">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h text:style-name="Heading_20_1" text:outline-level="1"><text:soft-page-break/>Command reference</text:h>
      <text:h text:style-name="Heading_20_2" text:outline-level="2"><text:span text:style-name="T3">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3">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9">
        <text:list-item>
          <text:p text:style-name="P7">namespace</text:p>
        </text:list-item>
        <text:list-item>
          <text:p text:style-name="P7">async</text:p>
        </text:list-item>
        <text:list-item>
          <text:p text:style-name="P7">showSoap</text:p>
        </text:list-item>
      </text:list>
      <text:h text:style-name="Heading_20_2" text:outline-level="2"><text:span text:style-name="T3">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lt;append to="<text:span text:style-name="T2">/output</text:span>" name="<text:span text:style-name="T2">city</text:span>" text="<text:span text:style-name="T2">New York</text:span>"/&gt;</text:p>
      <text:p text:style-name="Standard"/>
      <text:p text:style-name="code">&lt;append to="<text:span text:style-name="T2">/output</text:span>"&gt;</text:p>
      <text:p text:style-name="code"><text:s text:c="2"/>&lt;element name="<text:span text:style-name="T2">city</text:span>" text="<text:span text:style-name="T2">New York</text:span>"/&gt;</text:p>
      <text:p text:style-name="code">&lt;/append&gt;</text:p>
      <text:p text:style-name="Standard"/>
      <text:h text:style-name="Heading_20_2" text:outline-level="2"><text:span text:style-name="T3">output</text:span> command</text:h>
      <text:p text:style-name="code">&lt;output name="<text:span text:style-name="T1">varname</text:span>" [xml="<text:span text:style-name="T1">xml-expression</text:span>"] [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oft-page-break/><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h text:style-name="Heading_20_2" text:outline-level="2"><text:reference-mark-start text:name="call command"/><text:span text:style-name="T3">call</text:span> command<text:reference-mark-end text:name="call command"/></text:h>
      <text:p text:style-name="code">&lt;call method="<text:span text:style-name="T1">method-name"</text:span></text:p>
      <text:p text:style-name="code"><text:span text:style-name="T2"><text:s text:c="2"/>[namespace="</text:span><text:span text:style-name="T1">namespace"]</text:span><text:span text:style-name="T2">*</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2"><text:s text:c="2"/>[resultVar="</text:span><text:span text:style-name="T1">result-var-name</text:span><text:span text:style-name="T2">"]</text:span></text:p>
      <text:p text:style-name="code"><text:span text:style-name="T2"><text:s text:c="2"/>[timeout="</text:span><text:span text:style-name="T1">millisec</text:span><text:span text:style-name="T2">"]</text:span></text:p>
      <text:p text:style-name="P2"/>
      <text:p text:style-name="code"><text:span text:style-name="T2"><text:s text:c="2"/>[name</text:span><text:span text:style-name="T1">="element-name"</text:span><text:span text:style-name="T2">]</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2">This command will execute a method call </text:span><text:span text:style-name="T1">method-name </text:span><text:span text:style-name="T2">in </text:span><text:span text:style-name="T1">namespace</text:span><text:span text:style-name="T2">. The response of this call will be </text:span><text:span text:style-name="T2">stored in a variable </text:span><text:span text:style-name="T1">result-var-name</text:span><text:span text:style-name="T2">. If the </text:span><text:span text:style-name="T4">resultVar </text:span><text:span text:style-name="T2">attribute is not set, this will default to </text:span><text:span text:style-name="T1">method-name</text:span><text:span text:style-name="T2">. </text:span></text:p>
      <text:p text:style-name="P1"/>
      <text:h text:style-name="Heading_20_3" text:outline-level="3"><text:span text:style-name="T4">async</text:span> attribute</text:h>
      <text:p text:style-name="Standard"><text:span text:style-name="T2">If the </text:span><text:span text:style-name="T4">async</text:span><text:span text:style-name="T2"> flag is true, the script sends the request message and will not wait for the response, but will continue processing the next steps of the script. If the script evaluates an expression that refers to </text:span><text:span text:style-name="T1">result-var-name</text:span><text:span text:style-name="T2">, and this variable is not yet filled, the script will then block until a response message is received. The default value for the </text:span><text:span text:style-name="T4">async</text:span><text:span text:style-name="T2"> attribute is false.</text:span></text:p>
      <text:p text:style-name="P1"/>
      <text:h text:style-name="Heading_20_3" text:outline-level="3"><text:span text:style-name="T4">showSoap</text:span> attribute</text:h>
      <text:p text:style-name="Standard"><text:span text:style-name="T2">If the </text:span><text:span text:style-name="T4">showSoap</text:span><text:span text:style-name="T2">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oft-page-break/><text:span text:style-name="T4">ignoreSoapFault</text:span><text:span text:style-name="T2"> attribute</text:span></text:h>
      <text:p text:style-name="P1">If the <text:span text:style-name="T3">ignoreSoapFault</text:span> attribute is set to true, a SOAP:Fault response will not result in an error, but teh SOAP:Fault message will be stored in the resultVar. If this attribute is set to false (the default behaviour), the processing of the script will finish and a SOAP:Fault will be returned as result of the script.</text:p>
      <text:p text:style-name="P1"/>
      <text:h text:style-name="P3" text:outline-level="3"><text:span text:style-name="T3">timeout</text:span> attribute</text:h>
      <text:p text:style-name="P4">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3" text:outline-level="3"><text:span text:style-name="T3">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3">async,</text:span><text:span text:style-name="T5"> </text:span><text:span text:style-name="T3">showSoap,</text:span> <text:s/><text:span text:style-name="T3">namespace, ignoreSoapFault</text:span><text:span text:style-name="T5"> and </text:span><text:span text:style-name="T3">appendMessagesTo</text:span> attributes will use a default attribute if set with the default command. </text:p>
      <text:p text:style-name="Standard">If no <text:span text:style-name="T3">async</text:span> attribute is set directly or using the default command, it will default to false.</text:p>
      <text:p text:style-name="Standard">If no <text:span text:style-name="T3">showSOAP</text:span> attribute is set directly or using the default command, it will default to false.</text:p>
      <text:p text:style-name="Standard">If no <text:span text:style-name="T3">ignoreSoapFault</text:span> attribute is set directly or using the default command, it will default to false.</text:p>
      <text:p text:style-name="Standard"><text:soft-page-break/>If no <text:span text:style-name="T3">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3">namespace</text:span> attribute is set directly or using the default command this is an error.</text:p>
      <text:p text:style-name="Standard"/>
      <text:h text:style-name="Heading_20_2" text:outline-level="2"><text:span text:style-name="T3">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3">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3">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3">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3">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indicated by the xml or the childrenOf attribute. Exactly one of these attributes should be present:</text:p>
      <text:list text:style-name="L10">
        <text:list-item>
          <text:p text:style-name="P8">When the xml attribute is used, this xml node is stripped of the prefix and if the recursive flag is <text:soft-page-break/>present all it's direct and indirect children are stripped as well recursively.</text:p>
        </text:list-item>
        <text:list-item>
          <text:p text:style-name="P8">When the childrenOf attribute is used, this xml node itself is <text:span text:style-name="T6">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2">/input</text:span>"/&gt;</text:p>
      <text:p text:style-name="Standard"/>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3">var</text:span> command</text:h>
      <text:p text:style-name="code">&lt;var name="<text:span text:style-name="T1">varname</text:span>" value="<text:span text:style-name="T1">text-expression</text:span>"/&gt;</text:p>
      <text:p text:style-name="Standard">This command defines a text variable, similar to the <text:span text:style-name="T3">xml</text:span> command that defines a XML variable. It is not sure if such variables are really needed, and the mechanism for expressions and variables might be changed in future.</text:p>
      <text:h text:style-name="Heading_20_3" text:outline-level="3"><text:span text:style-name="T3">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
      <text:h text:style-name="Heading_20_2" text:outline-level="2"><text:soft-page-break/>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3">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3">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8-11-16T20:31:30</dc:date>
    <meta:editing-cycles>32</meta:editing-cycles>
    <meta:editing-duration>P2DT18H46M30S</meta:editing-duration>
    <meta:user-defined meta:name="Info 1"/>
    <meta:user-defined meta:name="Info 2"/>
    <meta:user-defined meta:name="Info 3"/>
    <meta:user-defined meta:name="Info 4"/>
    <meta:document-statistic meta:table-count="0" meta:image-count="0" meta:object-count="0" meta:page-count="12" meta:paragraph-count="301" meta:word-count="2787" meta:character-count="17878"/>
  </office:meta>
</office:document-meta>
</file>